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4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ick" table:style-name="ta1">
        <table:table-column table:style-name="co1" table:number-columns-repeated="6" table:default-cell-style-name="ce3"/>
        <table:table-column table:style-name="co2" table:number-columns-repeated="3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 table:number-columns-spanned="9" table:number-rows-spanned="1">
            <text:p>Pick 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te ms</text:p>
          </table:table-cell>
          <table:table-cell table:style-name="ce2" office:value-type="string" calcext:value-type="string">
            <text:p>/second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Mining</text:p>
          </table:table-cell>
          <table:table-cell table:style-name="ce2" office:value-type="string" calcext:value-type="string">
            <text:p>mps</text:p>
          </table:table-cell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Encumbrance</text:p>
          </table:table-cell>
          <table:table-cell table:style-name="ce2" office:value-type="string" calcext:value-type="string">
            <text:p>Energy Cost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nze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table:formula="of:=1000/[.C3]" office:value-type="float" office:value="1" calcext:value-type="float">
            <text:p>1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[.F3]*[.D3]" office:value-type="float" office:value="10" calcext:value-type="float">
            <text:p>10.00</text:p>
          </table:table-cell>
          <table:table-cell table:style-name="ce4" table:formula="of:=[.E3]*[.D3]" office:value-type="float" office:value="5" calcext:value-type="float">
            <text:p>5.00</text:p>
          </table:table-cell>
          <table:table-cell table:style-name="ce2" office:value-type="string" calcext:value-type="string">
            <text:p>Heavy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uminum</text:p>
          </table:table-cell>
          <table:table-cell table:style-name="ce2" office:value-type="float" office:value="700" calcext:value-type="float">
            <text:p>700</text:p>
          </table:table-cell>
          <table:table-cell table:style-name="ce4" table:formula="of:=1000/[.C4]" office:value-type="float" office:value="1.42857142857143" calcext:value-type="float">
            <text:p>1.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4" table:formula="of:=[.F4]*[.D4]" office:value-type="float" office:value="35.7142857142857" calcext:value-type="float">
            <text:p>35.71</text:p>
          </table:table-cell>
          <table:table-cell table:style-name="ce4" table:formula="of:=[.E4]*[.D4]" office:value-type="float" office:value="14.2857142857143" calcext:value-type="float">
            <text:p>14.29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ron</text:p>
          </table:table-cell>
          <table:table-cell table:style-name="ce2" office:value-type="float" office:value="800" calcext:value-type="float">
            <text:p>800</text:p>
          </table:table-cell>
          <table:table-cell table:style-name="ce4" table:formula="of:=1000/[.C5]" office:value-type="float" office:value="1.25" calcext:value-type="float">
            <text:p>1.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4" table:formula="of:=[.F5]*[.D5]" office:value-type="float" office:value="81.25" calcext:value-type="float">
            <text:p>81.25</text:p>
          </table:table-cell>
          <table:table-cell table:style-name="ce4" table:formula="of:=[.E5]*[.D5]" office:value-type="float" office:value="31.25" calcext:value-type="float">
            <text:p>31.25</text:p>
          </table:table-cell>
          <table:table-cell table:style-name="ce2" office:value-type="string" calcext:value-type="string">
            <text:p>Heavy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eel</text:p>
          </table:table-cell>
          <table:table-cell table:style-name="ce2" office:value-type="float" office:value="700" calcext:value-type="float">
            <text:p>700</text:p>
          </table:table-cell>
          <table:table-cell table:style-name="ce4" table:formula="of:=1000/[.C6]" office:value-type="float" office:value="1.42857142857143" calcext:value-type="float">
            <text:p>1.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0" calcext:value-type="float">
            <text:p>160</text:p>
          </table:table-cell>
          <table:table-cell table:style-name="ce4" table:formula="of:=[.F6]*[.D6]" office:value-type="float" office:value="228.571428571429" calcext:value-type="float">
            <text:p>228.57</text:p>
          </table:table-cell>
          <table:table-cell table:style-name="ce4" table:formula="of:=[.E6]*[.D6]" office:value-type="float" office:value="57.1428571428571" calcext:value-type="float">
            <text:p>57.14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itanium</text:p>
          </table:table-cell>
          <table:table-cell table:style-name="ce2" office:value-type="float" office:value="500" calcext:value-type="float">
            <text:p>500</text:p>
          </table:table-cell>
          <table:table-cell table:style-name="ce4" table:formula="of:=1000/[.C7]" office:value-type="float" office:value="2" calcext:value-type="float">
            <text:p>2.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style-name="ce4" table:formula="of:=[.F7]*[.D7]" office:value-type="float" office:value="800" calcext:value-type="float">
            <text:p>800.00</text:p>
          </table:table-cell>
          <table:table-cell table:style-name="ce4" table:formula="of:=[.E7]*[.D7]" office:value-type="float" office:value="100" calcext:value-type="float">
            <text:p>100.00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ill" table:style-name="ta1">
        <table:table-column table:style-name="co1" table:number-columns-repeated="3" table:default-cell-style-name="ce6"/>
        <table:table-column table:style-name="co1" table:default-cell-style-name="ce7"/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3" table:default-cell-style-name="ce6"/>
        <table:table-column table:style-name="co1" table:default-cell-style-name="ce6"/>
        <table:table-row table:style-name="ro1">
          <table:table-cell table:style-name="ce5" office:value-type="string" calcext:value-type="string" table:number-columns-spanned="9" table:number-rows-spanned="1">
            <text:p>Drill</text:p>
          </table:table-cell>
          <table:covered-table-cell table:number-columns-repeated="8" table:style-name="Default"/>
          <table:table-cell table:style-name="Default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 ms</text:p>
          </table:table-cell>
          <table:table-cell table:style-name="ce6" office:value-type="string" calcext:value-type="string">
            <text:p>/secon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Mining</text:p>
          </table:table-cell>
          <table:table-cell table:style-name="ce6" office:value-type="string" calcext:value-type="string">
            <text:p>mps</text:p>
          </table:table-cell>
          <table:table-cell table:style-name="ce6" office:value-type="string" calcext:value-type="string">
            <text:p>dps</text:p>
          </table:table-cell>
          <table:table-cell office:value-type="string" calcext:value-type="string">
            <text:p>Encumbrance</text:p>
          </table:table-cell>
          <table:table-cell table:style-name="Default" office:value-type="string" calcext:value-type="string">
            <text:p>Energy Co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1000/[.C3]"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3]*[.D3]" office:value-type="float" office:value="20" calcext:value-type="float">
            <text:p>20.00</text:p>
          </table:table-cell>
          <table:table-cell table:formula="of:=[.E3]*[.D3]" office:value-type="float" office:value="4" calcext:value-type="float">
            <text:p>4.00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1000/[.C4]" office:value-type="float" office:value="2.5" calcext:value-type="float">
            <text:p>2.5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F4]*[.D4]" office:value-type="float" office:value="62.5" calcext:value-type="float">
            <text:p>62.50</text:p>
          </table:table-cell>
          <table:table-cell table:formula="of:=[.E4]*[.D4]" office:value-type="float" office:value="7.5" calcext:value-type="float">
            <text:p>7.5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1000/[.C5]" office:value-type="float" office:value="3.33333333333333" calcext:value-type="float">
            <text:p>3.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F5]*[.D5]" office:value-type="float" office:value="166.666666666667" calcext:value-type="float">
            <text:p>166.67</text:p>
          </table:table-cell>
          <table:table-cell table:formula="of:=[.E5]*[.D5]" office:value-type="float" office:value="13.3333333333333" calcext:value-type="float">
            <text:p>13.33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1000/[.C6]" office:value-type="float" office:value="5" calcext:value-type="float">
            <text:p>5.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6]*[.D6]" office:value-type="float" office:value="500" calcext:value-type="float">
            <text:p>500.00</text:p>
          </table:table-cell>
          <table:table-cell table:formula="of:=[.E6]*[.D6]" office:value-type="float" office:value="25" calcext:value-type="float">
            <text:p>25.00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000/[.C7]" office:value-type="float" office:value="10" calcext:value-type="float">
            <text:p>10.0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formula="of:=[.F7]*[.D7]" office:value-type="float" office:value="1600" calcext:value-type="float">
            <text:p>1,600.00</text:p>
          </table:table-cell>
          <table:table-cell table:formula="of:=[.E7]*[.D7]" office:value-type="float" office:value="60" calcext:value-type="float">
            <text:p>60.00</text:p>
          </table:table-cell>
          <table:table-cell office:value-type="string" calcext:value-type="string">
            <text:p>Light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ingLaser" table:style-name="ta1">
        <table:table-column table:style-name="co1" table:number-columns-repeated="3" table:default-cell-style-name="ce6"/>
        <table:table-column table:style-name="co1" table:default-cell-style-name="ce7"/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3" table:default-cell-style-name="ce6"/>
        <table:table-column table:style-name="co1" table:default-cell-style-name="ce6"/>
        <table:table-row table:style-name="ro1">
          <table:table-cell table:style-name="ce8" office:value-type="string" calcext:value-type="string" table:number-columns-spanned="9" table:number-rows-spanned="1">
            <text:p>Mining Laser</text:p>
          </table:table-cell>
          <table:covered-table-cell table:number-columns-repeated="8" table:style-name="Default"/>
          <table:table-cell table:style-name="Default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 ms</text:p>
          </table:table-cell>
          <table:table-cell table:style-name="ce6" office:value-type="string" calcext:value-type="string">
            <text:p>/secon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Mining</text:p>
          </table:table-cell>
          <table:table-cell table:style-name="ce6" office:value-type="string" calcext:value-type="string">
            <text:p>mps</text:p>
          </table:table-cell>
          <table:table-cell table:style-name="ce6" office:value-type="string" calcext:value-type="string">
            <text:p>dps</text:p>
          </table:table-cell>
          <table:table-cell office:value-type="string" calcext:value-type="string">
            <text:p>Encumbrance</text:p>
          </table:table-cell>
          <table:table-cell office:value-type="string" calcext:value-type="string">
            <text:p>Energy Co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1000/[.C3]"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3]*[.D3]" office:value-type="float" office:value="20" calcext:value-type="float">
            <text:p>20.00</text:p>
          </table:table-cell>
          <table:table-cell table:formula="of:=[.E3]*[.D3]" office:value-type="float" office:value="4" calcext:value-type="float">
            <text:p>4.00</text:p>
          </table:table-cell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1000/[.C4]" office:value-type="float" office:value="2.5" calcext:value-type="float">
            <text:p>2.5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F4]*[.D4]" office:value-type="float" office:value="62.5" calcext:value-type="float">
            <text:p>62.50</text:p>
          </table:table-cell>
          <table:table-cell table:formula="of:=[.E4]*[.D4]" office:value-type="float" office:value="7.5" calcext:value-type="float">
            <text:p>7.50</text:p>
          </table:table-cell>
          <table:table-cell office:value-type="string" calcext:value-type="string">
            <text:p>Heav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1000/[.C5]" office:value-type="float" office:value="3.33333333333333" calcext:value-type="float">
            <text:p>3.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F5]*[.D5]" office:value-type="float" office:value="166.666666666667" calcext:value-type="float">
            <text:p>166.67</text:p>
          </table:table-cell>
          <table:table-cell table:formula="of:=[.E5]*[.D5]" office:value-type="float" office:value="13.3333333333333" calcext:value-type="float">
            <text:p>13.33</text:p>
          </table:table-cell>
          <table:table-cell office:value-type="string" calcext:value-type="string">
            <text:p>Heav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1000/[.C6]" office:value-type="float" office:value="5" calcext:value-type="float">
            <text:p>5.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6]*[.D6]" office:value-type="float" office:value="500" calcext:value-type="float">
            <text:p>500.00</text:p>
          </table:table-cell>
          <table:table-cell table:formula="of:=[.E6]*[.D6]" office:value-type="float" office:value="25" calcext:value-type="float">
            <text:p>25.00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000/[.C7]" office:value-type="float" office:value="10" calcext:value-type="float">
            <text:p>10.0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formula="of:=[.F7]*[.D7]" office:value-type="float" office:value="1600" calcext:value-type="float">
            <text:p>1,600.00</text:p>
          </table:table-cell>
          <table:table-cell table:formula="of:=[.E7]*[.D7]" office:value-type="float" office:value="60" calcext:value-type="float">
            <text:p>60.00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6:40:32.2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1:00:05.707000000</meta:creation-date>
    <meta:generator>LibreOffice/4.4.3.2$Windows_x86 LibreOffice_project/88805f81e9fe61362df02b9941de8e38a9b5fd16</meta:generator>
    <dc:date>2015-09-16T17:00:55.577000000</dc:date>
    <meta:editing-duration>PT3H25M22S</meta:editing-duration>
    <meta:editing-cycles>3</meta:editing-cycles>
    <meta:document-statistic meta:table-count="3" meta:cell-count="173" meta:object-count="0"/>
  </office:meta>
</office:document-meta>
</file>